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officeooo:paragraph-rsid="0006c4c9"/>
    </style:style>
    <style:style style:name="P3" style:family="paragraph" style:parent-style-name="Text_20_body">
      <style:paragraph-properties fo:text-align="justify" style:justify-single-word="false"/>
      <style:text-properties officeooo:paragraph-rsid="002681aa"/>
    </style:style>
    <style:style style:name="P4" style:family="paragraph" style:parent-style-name="Text_20_body">
      <style:paragraph-properties fo:text-align="justify" style:justify-single-word="false"/>
      <style:text-properties officeooo:paragraph-rsid="0078797a"/>
    </style:style>
    <style:style style:name="P5" style:family="paragraph" style:parent-style-name="Text_20_body">
      <style:paragraph-properties fo:text-align="justify" style:justify-single-word="false"/>
      <style:text-properties officeooo:paragraph-rsid="00a6981c"/>
    </style:style>
    <style:style style:name="P6" style:family="paragraph" style:parent-style-name="Text_20_body">
      <style:paragraph-properties fo:text-align="justify" style:justify-single-word="false"/>
      <style:text-properties officeooo:paragraph-rsid="006f2b84"/>
    </style:style>
    <style:style style:name="P7" style:family="paragraph" style:parent-style-name="Text_20_body">
      <style:paragraph-properties fo:text-align="center" style:justify-single-word="false"/>
      <style:text-properties officeooo:paragraph-rsid="00484b52"/>
    </style:style>
    <style:style style:name="P8" style:family="paragraph" style:parent-style-name="Text_20_body">
      <style:paragraph-properties fo:text-align="justify" style:justify-single-word="false"/>
      <style:text-properties officeooo:rsid="0006c4c9" officeooo:paragraph-rsid="0006c4c9"/>
    </style:style>
    <style:style style:name="P9" style:family="paragraph" style:parent-style-name="Text_20_body">
      <style:paragraph-properties fo:text-align="justify" style:justify-single-word="false"/>
      <style:text-properties officeooo:rsid="0006c4c9" officeooo:paragraph-rsid="00b61446"/>
    </style:style>
    <style:style style:name="P10" style:family="paragraph" style:parent-style-name="Text_20_body">
      <style:paragraph-properties fo:text-align="center" style:justify-single-word="false" fo:padding="0.49mm" fo:border="0.06pt solid #000000" style:shadow="#808080 1.76mm 1.76mm"/>
      <style:text-properties fo:font-weight="bold" officeooo:rsid="000057c8" officeooo:paragraph-rsid="000057c8" style:font-weight-asian="bold" style:font-weight-complex="bold"/>
    </style:style>
    <style:style style:name="P11" style:family="paragraph" style:parent-style-name="Text_20_body">
      <style:paragraph-properties fo:text-align="center" style:justify-single-word="false" fo:padding="0.49mm" fo:border="0.06pt solid #000000" style:shadow="#808080 1.76mm 1.76mm"/>
      <style:text-properties fo:font-weight="bold" officeooo:rsid="0001f785" officeooo:paragraph-rsid="00484b52" style:font-weight-asian="bold" style:font-weight-complex="bold"/>
    </style:style>
    <style:style style:name="P12" style:family="paragraph" style:parent-style-name="Standard">
      <style:paragraph-properties fo:margin-left="0mm" fo:margin-right="0mm" fo:margin-top="0mm" fo:margin-bottom="0mm" loext:contextual-spacing="false" fo:line-height="100%" fo:text-indent="0mm" style:auto-text-indent="false"/>
      <style:text-properties officeooo:paragraph-rsid="0084b79f"/>
    </style:style>
    <style:style style:name="P13"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paragraph-rsid="0049880b"/>
    </style:style>
    <style:style style:name="P14"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paragraph-rsid="008fafe8"/>
    </style:style>
    <style:style style:name="P15"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rsid="0049880b" officeooo:paragraph-rsid="008d2026"/>
    </style:style>
    <style:style style:name="P16"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rsid="0049880b" officeooo:paragraph-rsid="008fafe8"/>
    </style:style>
    <style:style style:name="P17"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3mm" style:auto-text-indent="false" fo:background-color="transparent"/>
      <style:text-properties style:text-underline-style="none" officeooo:rsid="0049880b" officeooo:paragraph-rsid="009198ec"/>
    </style:style>
    <style:style style:name="P18" style:family="paragraph" style:parent-style-name="Standard" style:list-style-name="WW8Num2"/>
    <style:style style:name="P19" style:family="paragraph" style:parent-style-name="Text_20_body" style:list-style-name="WW8Num2">
      <style:paragraph-properties fo:margin-left="0mm" fo:margin-right="0mm" fo:margin-top="0mm" fo:margin-bottom="0mm" loext:contextual-spacing="false" fo:line-height="100%" fo:text-align="justify" style:justify-single-word="false" fo:text-indent="0mm" style:auto-text-indent="false"/>
      <style:text-properties officeooo:paragraph-rsid="00860390"/>
    </style:style>
    <style:style style:name="P20"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3mm" style:auto-text-indent="false" style:page-number="auto" fo:background-color="transparent"/>
      <style:text-properties fo:font-weight="bold" officeooo:rsid="008b876a" officeooo:paragraph-rsid="00bb7231"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84b79f" style:font-style-asian="italic" style:font-weight-asian="bold" style:font-style-complex="italic" style:font-weight-complex="bold"/>
    </style:style>
    <style:style style:name="T4" style:family="text">
      <style:text-properties fo:font-style="italic" fo:font-weight="bold" officeooo:rsid="00a9776e" style:font-style-asian="italic" style:font-weight-asian="bold" style:font-style-complex="italic" style:font-weight-complex="bold"/>
    </style:style>
    <style:style style:name="T5" style:family="text">
      <style:text-properties fo:font-style="italic" fo:font-weight="bold" officeooo:rsid="0006c4c9" style:font-style-asian="italic" style:font-weight-asian="bold" style:font-style-complex="italic" style:font-weight-complex="bold"/>
    </style:style>
    <style:style style:name="T6" style:family="text">
      <style:text-properties officeooo:rsid="0006c4c9"/>
    </style:style>
    <style:style style:name="T7" style:family="text">
      <style:text-properties officeooo:rsid="001a87a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4c9"/>
    </style:style>
    <style:style style:name="T10" style:family="text">
      <style:text-properties officeooo:rsid="001fc6ba"/>
    </style:style>
    <style:style style:name="T11" style:family="text">
      <style:text-properties style:text-underline-style="solid" style:text-underline-type="double" style:text-underline-width="auto" style:text-underline-color="font-color"/>
    </style:style>
    <style:style style:name="T12" style:family="text">
      <style:text-properties style:text-underline-style="solid" style:text-underline-type="double" style:text-underline-width="auto" style:text-underline-color="font-color" officeooo:rsid="001fc6ba"/>
    </style:style>
    <style:style style:name="T13" style:family="text">
      <style:text-properties style:text-underline-style="solid" style:text-underline-type="double" style:text-underline-width="auto" style:text-underline-color="font-color" officeooo:rsid="0006c4c9"/>
    </style:style>
    <style:style style:name="T14" style:family="text">
      <style:text-properties fo:language="grc" fo:country="GR" officeooo:rsid="00694688"/>
    </style:style>
    <style:style style:name="T15" style:family="text">
      <style:text-properties fo:language="grc" fo:country="GR" officeooo:rsid="00a6290f"/>
    </style:style>
    <style:style style:name="T16" style:family="text">
      <style:text-properties fo:language="grc" fo:country="GR" officeooo:rsid="00a6981c"/>
    </style:style>
    <style:style style:name="T17" style:family="text">
      <style:text-properties officeooo:rsid="002681aa"/>
    </style:style>
    <style:style style:name="T18" style:family="text">
      <style:text-properties fo:font-weight="bold" style:font-weight-asian="bold" style:font-weight-complex="bold"/>
    </style:style>
    <style:style style:name="T19" style:family="text">
      <style:text-properties fo:font-weight="bold" officeooo:rsid="00542796" style:font-weight-asian="bold" style:font-weight-complex="bold"/>
    </style:style>
    <style:style style:name="T20" style:family="text">
      <style:text-properties officeooo:rsid="0041412b"/>
    </style:style>
    <style:style style:name="T21" style:family="text">
      <style:text-properties officeooo:rsid="00484b52"/>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49880b" style:font-style-asian="normal" style:font-weight-asian="normal" style:font-style-complex="normal" style:font-weight-complex="normal"/>
    </style:style>
    <style:style style:name="T24" style:family="text">
      <style:text-properties fo:font-style="normal" fo:font-weight="normal" officeooo:rsid="0049a36b" style:font-style-asian="normal" style:font-weight-asian="normal" style:font-style-complex="normal" style:font-weight-complex="normal"/>
    </style:style>
    <style:style style:name="T25" style:family="text">
      <style:text-properties fo:font-style="normal" fo:font-weight="normal" officeooo:rsid="004c44ff" style:font-style-asian="normal" style:font-weight-asian="normal" style:font-style-complex="normal" style:font-weight-complex="normal"/>
    </style:style>
    <style:style style:name="T26" style:family="text">
      <style:text-properties fo:font-style="normal" fo:font-weight="normal" officeooo:rsid="0057280b" style:font-style-asian="normal" style:font-weight-asian="normal" style:font-style-complex="normal" style:font-weight-complex="normal"/>
    </style:style>
    <style:style style:name="T27" style:family="text">
      <style:text-properties fo:font-style="normal" fo:font-weight="normal" officeooo:rsid="00578f38" style:font-style-asian="normal" style:font-weight-asian="normal" style:font-style-complex="normal" style:font-weight-complex="normal"/>
    </style:style>
    <style:style style:name="T28" style:family="text">
      <style:text-properties fo:font-style="normal" fo:font-weight="normal" officeooo:rsid="005a68ec" style:font-style-asian="normal" style:font-weight-asian="normal" style:font-style-complex="normal" style:font-weight-complex="normal"/>
    </style:style>
    <style:style style:name="T29" style:family="text">
      <style:text-properties fo:font-style="normal" fo:font-weight="normal" officeooo:rsid="008b876a" style:font-style-asian="normal" style:font-weight-asian="normal" style:font-style-complex="normal" style:font-weight-complex="normal"/>
    </style:style>
    <style:style style:name="T30" style:family="text">
      <style:text-properties fo:font-style="normal" fo:font-weight="normal" officeooo:rsid="008d2026" style:font-style-asian="normal" style:font-weight-asian="normal" style:font-style-complex="normal" style:font-weight-complex="normal"/>
    </style:style>
    <style:style style:name="T31" style:family="text">
      <style:text-properties fo:font-style="normal" fo:font-weight="normal" officeooo:rsid="004ed2dc" style:font-style-asian="normal" style:font-weight-asian="normal" style:font-style-complex="normal" style:font-weight-complex="normal"/>
    </style:style>
    <style:style style:name="T32" style:family="text">
      <style:text-properties style:text-position="super 58%"/>
    </style:style>
    <style:style style:name="T33" style:family="text">
      <style:text-properties officeooo:rsid="0098b9f3"/>
    </style:style>
    <style:style style:name="T34" style:family="text">
      <style:text-properties officeooo:rsid="0098bbd9"/>
    </style:style>
    <style:style style:name="T35" style:family="text">
      <style:text-properties officeooo:rsid="009c746f"/>
    </style:style>
    <style:style style:name="T36" style:family="text">
      <style:text-properties officeooo:rsid="00a2cd5a"/>
    </style:style>
    <style:style style:name="T37" style:family="text">
      <style:text-properties style:text-underline-style="none"/>
    </style:style>
    <style:style style:name="T38" style:family="text">
      <style:text-properties officeooo:rsid="00b61446"/>
    </style:style>
    <style:style style:name="T39" style:family="text">
      <style:text-properties officeooo:rsid="00c1841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5</text:span><text:span text:style-name="T32">e</text:span> / français / télé-travail n°<text:span text:style-name="T36">2</text:span></text:p>
      <text:p text:style-name="P11">é<text:span text:style-name="T21">tude du subjonctif : étude de la conjugaison</text:span></text:p>
      <text:p text:style-name="P20">Complétez les conjugaisons suivantes <text:span text:style-name="T39">au subjonctif présent:</text:span></text:p>
      <text:p text:style-name="P13"><text:span text:style-name="T26">que je </text:span><text:span text:style-name="T29">finisse</text:span><text:span text:style-name="T26"><text:tab/><text:tab/></text:span><text:span text:style-name="T24">que j’</text:span><text:span text:style-name="T30">admire</text:span><text:span text:style-name="T24"><text:tab/><text:tab/></text:span><text:span text:style-name="T23">que je s</text:span><text:span text:style-name="T30">ache</text:span><text:span text:style-name="T23"><text:tab/><text:tab/></text:span><text:span text:style-name="T25">que je sois<text:tab/><text:tab/></text:span><text:span text:style-name="T31">que j’aie</text:span></text:p>
      <text:p text:style-name="P16"><text:span text:style-name="T26">que tu </text:span><text:span text:style-name="T29">finisses</text:span><text:span text:style-name="T26"> <text:tab/></text:span><text:span text:style-name="T24">que tu </text:span><text:span text:style-name="T30">admires</text:span><text:span text:style-name="T24"><text:tab/><text:tab/></text:span><text:span text:style-name="T22">que tu s</text:span><text:span text:style-name="T30">aches</text:span><text:span text:style-name="T22"><text:tab/><text:tab/></text:span><text:span text:style-name="T25">que tu </text:span><text:span text:style-name="T29">_______</text:span><text:span text:style-name="T25"><text:tab/></text:span><text:span text:style-name="T31">que tu aies</text:span></text:p>
      <text:p text:style-name="P15"><text:span text:style-name="T26">qu’il </text:span><text:span text:style-name="T29">_______</text:span><text:span text:style-name="T26"><text:tab/><text:tab/></text:span><text:span text:style-name="T24">qu’il </text:span><text:span text:style-name="T30">admire</text:span><text:span text:style-name="T24"><text:tab/><text:tab/></text:span><text:span text:style-name="T22">qu’il s</text:span><text:span text:style-name="T30">ache</text:span><text:span text:style-name="T22"><text:tab/><text:tab/></text:span><text:span text:style-name="T31">qu’il soit<text:tab/><text:tab/>qu’il ait</text:span></text:p>
      <text:p text:style-name="P14"><text:span text:style-name="T27">que nous </text:span><text:span text:style-name="T29">finiss</text:span><text:span text:style-name="T30">ions</text:span><text:span text:style-name="T27"><text:tab/></text:span><text:span text:style-name="T24">que nous </text:span><text:span text:style-name="T29">_______</text:span><text:span text:style-name="T24"><text:tab/></text:span><text:span text:style-name="T23">que nous s</text:span><text:span text:style-name="T30">achions</text:span><text:span text:style-name="T23"><text:tab/></text:span><text:span text:style-name="T31">que nous soyons<text:tab/>que nous ayons</text:span></text:p>
      <text:p text:style-name="P16"><text:span text:style-name="T24">que vous </text:span><text:span text:style-name="T29">finiss</text:span><text:span text:style-name="T30">iez</text:span><text:span text:style-name="T24"><text:tab/></text:span><text:span text:style-name="T22">que vous </text:span><text:span text:style-name="T30">admiriez</text:span><text:span text:style-name="T22"><text:tab/></text:span><text:span text:style-name="T28">que vous </text:span><text:span text:style-name="T30">sach</text:span><text:span text:style-name="T28">iez</text:span><text:span text:style-name="T22"><text:tab/></text:span><text:span text:style-name="T31">que vous soyez<text:tab/>que vous </text:span><text:span text:style-name="T29">_____</text:span></text:p>
      <text:p text:style-name="P17"><text:span text:style-name="T24">qu’ils </text:span><text:span text:style-name="T29">finisse</text:span><text:span text:style-name="T30">nt</text:span><text:span text:style-name="T24"><text:tab/></text:span><text:span text:style-name="T22">qu’ils </text:span><text:span text:style-name="T30">admirent</text:span><text:span text:style-name="T22"><text:tab/></text:span><text:span text:style-name="T28">qu’ils </text:span><text:span text:style-name="T29">_______</text:span><text:span text:style-name="T22"><text:tab/></text:span><text:span text:style-name="T31">qu’ils soient<text:tab/><text:tab/>qu’ils aient</text:span></text:p>
      <text:p text:style-name="Horizontal_20_Line"/>
      <text:p text:style-name="P7"><text:span text:style-name="T19">texte d’Eric Orsanna, </text:span><text:span text:style-name="T3">Les Chevaliers du Subjonctif</text:span></text:p>
      <text:list xml:id="list3759501277" text:style-name="WW8Num2">
        <text:list-item>
          <text:p text:style-name="P19">Madame, <text:span text:style-name="T11">j</text:span>'<text:span text:style-name="T11">en</text:span> <text:span text:style-name="T37">ai</text:span> <text:span text:style-name="T11">besoin</text:span> <text:span text:style-name="T11">au plus vite</text:span>: d'où vient le mot « subjonctif »?</text:p>
        </text:list-item>
        <text:list-item>
          <text:p text:style-name="P18"><text:span text:style-name="T18">Ma petite Jeanne, chaque langue a plusieurs mères, elle descend de beaucoup de langues.</text:span> Mais il y a toujours une mère principale. Celle du français, c'est le latin. <text:span text:style-name="Police_20_par_20_défaut"><text:span text:style-name="T1">Jungere</text:span></text:span> veut dire « joindre ». <text:span text:style-name="Police_20_par_20_défaut"><text:span text:style-name="T1">Sub</text:span></text:span> veut dire « sous ». Et <text:span text:style-name="Police_20_par_20_défaut"><text:span text:style-name="T1">subjungere</text:span></text:span> veut dire « atteler ».</text:p>
        </text:list-item>
        <text:list-item>
          <text:p text:style-name="P18">Atteler, comme atteler un cheval ou une charrette ?</text:p>
        </text:list-item>
        <text:list-item>
          <text:p text:style-name="P18">Exactement. Quand tu dis « Je veux que mon ami vienne », « je veux », c'est le cheval, l'énergie, la volonté, la force qui tire.</text:p>
        </text:list-item>
        <text:list-item>
          <text:p text:style-name="P18"><text:span text:style-name="T8">Mais</text:span> <text:span text:style-name="T8">il</text:span> <text:span text:style-name="T8">tire</text:span> <text:span text:style-name="T8">quoi</text:span><text:span text:style-name="T37"> </text:span>?</text:p>
        </text:list-item>
        <text:list-item>
          <text:p text:style-name="P18">La charrette. Il tire son rêve, le souhait que son ami vienne.</text:p>
        </text:list-item>
        <text:list-item>
          <text:p text:style-name="P18">Pourquoi ? Il faut de la force pour rêver ?</text:p>
        </text:list-item>
        <text:list-item>
          <text:p text:style-name="P18">Bien sûr, ma petite Jeanne, de la force, beaucoup de force, surtout si tu veux que dure le rêve. [...] Le sub<text:span text:style-name="T33">j</text:span>onctif est l'univers <text:span text:style-name="T34">d</text:span>u possible.</text:p>
        </text:list-item>
        <text:list-item>
          <text:p text:style-name="P18">Et alors?</text:p>
        </text:list-item>
        <text:list-item>
          <text:p text:style-name="P18">Réfléchis un peu, Jeanne. Qu'est-ce que le possible?</text:p>
        </text:list-item>
        <text:list-item>
          <text:p text:style-name="P18">Quelque chose qu'on pourrait faire...</text:p>
        </text:list-item>
        <text:list-item>
          <text:p text:style-name="P18">Mais qu'on n'a pas fait. Pas encore fait. Pas voulu faire. <text:span text:style-name="T8">Réclamer</text:span> <text:span text:style-name="T8">le</text:span> <text:span text:style-name="T8">possible</text:span>, <text:span text:style-name="T8">tout</text:span> le possible, c'est critiquer le réel, le monde tel qu'il est, la pauvreté, les injustices.</text:p>
        </text:list-item>
      </text:list>
      <text:p text:style-name="P12"><text:span text:style-name="Police_20_par_20_défaut"><text:span text:style-name="T2"/></text:span></text:p>
      <text:p text:style-name="Horizontal_20_Line"/>
      <text:p text:style-name="P1">Questions sur le texte. <text:span text:style-name="T7">Sauf mention contraire, toutes les réponses doivent être rédigées sans abréviation.</text:span></text:p>
      <text:p text:style-name="P8">(01) Comme le conditionnel présent, le subjonctif présent est en effet un temps qui permet d’exprimer un souhait. Citez deux expressions du texte, l’une au conditionnel présent et l’autre au subjonctif présent qui expriment toutes deux un souhait.</text:p>
      <text:p text:style-name="P5"><text:span text:style-name="T6">(02) </text:span><text:span text:style-name="T14">Cherchez le sens </text:span><text:span text:style-name="T16">d’</text:span><text:span text:style-name="T15">« a</text:span><text:span text:style-name="T16">tteler</text:span><text:span text:style-name="T15"> »</text:span><text:span text:style-name="T14"> dans un dictionnaire.</text:span></text:p>
      <text:p text:style-name="P9">(03) Quels sont les trois verbes conjugués au subjonctif présent dans votre texte ? Indice : deux de ces verbes sont identiques. <text:span text:style-name="T38">Indice : vous pouvez remplacer ces trois verbes par </text:span>« <text:span text:style-name="T38">soit, soient</text:span> » <text:span text:style-name="T38">au lieu de </text:span>« <text:span text:style-name="T38">est, sont</text:span> ».</text:p>
      <text:p text:style-name="P6"><text:span text:style-name="T6">(04) Conjuguez le verbe </text:span><text:span text:style-name="T5">c</text:span><text:span text:style-name="T4">roire</text:span><text:span text:style-name="T6">, d’abord à l’indicatif présent (« je crois »…) puis au subjonctif présent (« que je croie »…). Pour le subjonctif, vous pouvez ajouter mentalement l’expression « il faut que… je croie… »</text:span></text:p>
      <text:p text:style-name="P4"><text:span text:style-name="T6">(05) Recopiez ce qui est écrit en gras en remplaçant </text:span>« <text:span text:style-name="T35">chaque langue </text:span>» <text:span text:style-name="T17">par </text:span>« <text:span text:style-name="T17">toutes les langues</text:span>». <text:span text:style-name="T20">Soulignez les mots que vous modifiez.</text:span></text:p>
      <text:p text:style-name="P2"><text:span text:style-name="T6">(06) Quelle est la nature grammaticale </text:span><text:span text:style-name="T9">des mots soulignés dans le texte à l’aide d’un trait simple</text:span><text:span text:style-name="T6"> ?</text:span></text:p>
      <text:p text:style-name="P3"><text:span text:style-name="T6">(07) Quelle est la fonction grammaticale </text:span><text:span text:style-name="T13">des mots soulignés dans le texte </text:span><text:span text:style-name="T12">à l’aide d’un trait double</text:span><text:span text:style-name="T10">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3-24T08:34:39.345901544</dc:date>
    <meta:editing-duration>PT2H55M32S</meta:editing-duration>
    <meta:editing-cycles>114</meta:editing-cycles>
    <meta:generator>LibreOffice/6.3.5.2$Linux_X86_64 LibreOffice_project/30$Build-2</meta:generator>
    <meta:print-date>2020-03-16T13:02:19.953711446</meta:print-date>
    <meta:document-statistic meta:table-count="0" meta:image-count="0" meta:object-count="0" meta:page-count="1" meta:paragraph-count="30" meta:word-count="515" meta:character-count="2878" meta:non-whitespace-character-count="2393"/>
  </office:meta>
</office:document-meta>
</file>